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4mm" svg:x="64.7mm" svg:y="24.44mm">
            <draw:object draw:notify-on-update-of-ranges="Лист1.I2:Лист1.I12 Лист1.J2:Лист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Время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30 сек</text:p>
          </table:table-cell>
          <table:table-cell office:value-type="float" office:value="14552" calcext:value-type="float">
            <text:p>14552</text:p>
          </table:table-cell>
          <table:table-cell office:value-type="float" office:value="10403" calcext:value-type="float">
            <text:p>10403</text:p>
          </table:table-cell>
          <table:table-cell office:value-type="float" office:value="14079" calcext:value-type="float">
            <text:p>14079</text:p>
          </table:table-cell>
          <table:table-cell/>
          <table:table-cell table:formula="of:=[.B2]/194327" office:value-type="float" office:value="0.0748840871314846" calcext:value-type="float">
            <text:p>0,074884087131485</text:p>
          </table:table-cell>
          <table:table-cell table:formula="of:=[.C2]/191419" office:value-type="float" office:value="0.0543467471881057" calcext:value-type="float">
            <text:p>0,054346747188106</text:p>
          </table:table-cell>
          <table:table-cell table:formula="of:=[.D2]/192529" office:value-type="float" office:value="0.073126645855949" calcext:value-type="float">
            <text:p>0,073126645855949</text:p>
          </table:table-cell>
          <table:table-cell office:value-type="float" office:value="30" calcext:value-type="float">
            <text:p>30</text:p>
          </table:table-cell>
          <table:table-cell table:formula="of:=SUM([.F2:.H2])/3" office:value-type="float" office:value="0.0674524933918464" calcext:value-type="float">
            <text:p>0,067452493391846</text:p>
          </table:table-cell>
        </table:table-row>
        <table:table-row table:style-name="ro1">
          <table:table-cell office:value-type="string" calcext:value-type="string">
            <text:p>1 мин</text:p>
          </table:table-cell>
          <table:table-cell office:value-type="float" office:value="13254" calcext:value-type="float">
            <text:p>13254</text:p>
          </table:table-cell>
          <table:table-cell office:value-type="float" office:value="13356" calcext:value-type="float">
            <text:p>13356</text:p>
          </table:table-cell>
          <table:table-cell office:value-type="float" office:value="14730" calcext:value-type="float">
            <text:p>14730</text:p>
          </table:table-cell>
          <table:table-cell/>
          <table:table-cell table:formula="of:=[.B3]/194327" office:value-type="float" office:value="0.0682046241644239" calcext:value-type="float">
            <text:p>0,068204624164424</text:p>
          </table:table-cell>
          <table:table-cell table:formula="of:=[.C3]/191419" office:value-type="float" office:value="0.0697736379356281" calcext:value-type="float">
            <text:p>0,069773637935628</text:p>
          </table:table-cell>
          <table:table-cell table:formula="of:=[.D3]/192529" office:value-type="float" office:value="0.0765079546457936" calcext:value-type="float">
            <text:p>0,076507954645794</text:p>
          </table:table-cell>
          <table:table-cell office:value-type="float" office:value="60" calcext:value-type="float">
            <text:p>60</text:p>
          </table:table-cell>
          <table:table-cell table:formula="of:=SUM([.F3:.H3])/3" office:value-type="float" office:value="0.0714954055819485" calcext:value-type="float">
            <text:p>0,071495405581949</text:p>
          </table:table-cell>
        </table:table-row>
        <table:table-row table:style-name="ro1">
          <table:table-cell office:value-type="string" calcext:value-type="string">
            <text:p>1.5 мин</text:p>
          </table:table-cell>
          <table:table-cell office:value-type="float" office:value="16827" calcext:value-type="float">
            <text:p>16827</text:p>
          </table:table-cell>
          <table:table-cell office:value-type="float" office:value="17836" calcext:value-type="float">
            <text:p>17836</text:p>
          </table:table-cell>
          <table:table-cell office:value-type="float" office:value="21114" calcext:value-type="float">
            <text:p>21114</text:p>
          </table:table-cell>
          <table:table-cell/>
          <table:table-cell table:formula="of:=[.B4]/194327" office:value-type="float" office:value="0.0865911582024114" calcext:value-type="float">
            <text:p>0,086591158202411</text:p>
          </table:table-cell>
          <table:table-cell table:formula="of:=[.C4]/191419" office:value-type="float" office:value="0.0931777932180191" calcext:value-type="float">
            <text:p>0,093177793218019</text:p>
          </table:table-cell>
          <table:table-cell table:formula="of:=[.D4]/192529" office:value-type="float" office:value="0.10966659568169" calcext:value-type="float">
            <text:p>0,10966659568169</text:p>
          </table:table-cell>
          <table:table-cell office:value-type="float" office:value="90" calcext:value-type="float">
            <text:p>90</text:p>
          </table:table-cell>
          <table:table-cell table:formula="of:=SUM([.F4:.H4])/3" office:value-type="float" office:value="0.0964785157007067" calcext:value-type="float">
            <text:p>0,096478515700707</text:p>
          </table:table-cell>
        </table:table-row>
        <table:table-row table:style-name="ro1">
          <table:table-cell office:value-type="string" calcext:value-type="string">
            <text:p>2 мин</text:p>
          </table:table-cell>
          <table:table-cell office:value-type="float" office:value="15676" calcext:value-type="float">
            <text:p>15676</text:p>
          </table:table-cell>
          <table:table-cell office:value-type="float" office:value="17295" calcext:value-type="float">
            <text:p>17295</text:p>
          </table:table-cell>
          <table:table-cell office:value-type="float" office:value="16913" calcext:value-type="float">
            <text:p>16913</text:p>
          </table:table-cell>
          <table:table-cell/>
          <table:table-cell table:formula="of:=[.B5]/194327" office:value-type="float" office:value="0.0806681521353183" calcext:value-type="float">
            <text:p>0,080668152135318</text:p>
          </table:table-cell>
          <table:table-cell table:formula="of:=[.C5]/191419" office:value-type="float" office:value="0.0903515325019982" calcext:value-type="float">
            <text:p>0,090351532501998</text:p>
          </table:table-cell>
          <table:table-cell table:formula="of:=[.D5]/192529" office:value-type="float" office:value="0.0878465062406183" calcext:value-type="float">
            <text:p>0,087846506240618</text:p>
          </table:table-cell>
          <table:table-cell office:value-type="float" office:value="120" calcext:value-type="float">
            <text:p>120</text:p>
          </table:table-cell>
          <table:table-cell table:formula="of:=SUM([.F5:.H5])/3" office:value-type="float" office:value="0.0862887302926449" calcext:value-type="float">
            <text:p>0,086288730292645</text:p>
          </table:table-cell>
        </table:table-row>
        <table:table-row table:style-name="ro1">
          <table:table-cell office:value-type="string" calcext:value-type="string">
            <text:p>2.5 мин</text:p>
          </table:table-cell>
          <table:table-cell office:value-type="float" office:value="17078" calcext:value-type="float">
            <text:p>17078</text:p>
          </table:table-cell>
          <table:table-cell office:value-type="float" office:value="20215" calcext:value-type="float">
            <text:p>20215</text:p>
          </table:table-cell>
          <table:table-cell office:value-type="float" office:value="15045" calcext:value-type="float">
            <text:p>15045</text:p>
          </table:table-cell>
          <table:table-cell/>
          <table:table-cell table:formula="of:=[.B6]/194327" office:value-type="float" office:value="0.0878827954941928" calcext:value-type="float">
            <text:p>0,087882795494193</text:p>
          </table:table-cell>
          <table:table-cell table:formula="of:=[.C6]/191419" office:value-type="float" office:value="0.105606026569985" calcext:value-type="float">
            <text:p>0,105606026569985</text:p>
          </table:table-cell>
          <table:table-cell table:formula="of:=[.D6]/192529" office:value-type="float" office:value="0.0781440718021701" calcext:value-type="float">
            <text:p>0,07814407180217</text:p>
          </table:table-cell>
          <table:table-cell office:value-type="float" office:value="150" calcext:value-type="float">
            <text:p>150</text:p>
          </table:table-cell>
          <table:table-cell table:formula="of:=SUM([.F6:.H6])/3" office:value-type="float" office:value="0.0905442979554493" calcext:value-type="float">
            <text:p>0,090544297955449</text:p>
          </table:table-cell>
        </table:table-row>
        <table:table-row table:style-name="ro1">
          <table:table-cell office:value-type="string" calcext:value-type="string">
            <text:p>3 мин</text:p>
          </table:table-cell>
          <table:table-cell office:value-type="float" office:value="16739" calcext:value-type="float">
            <text:p>16739</text:p>
          </table:table-cell>
          <table:table-cell office:value-type="float" office:value="19504" calcext:value-type="float">
            <text:p>19504</text:p>
          </table:table-cell>
          <table:table-cell office:value-type="float" office:value="17903" calcext:value-type="float">
            <text:p>17903</text:p>
          </table:table-cell>
          <table:table-cell/>
          <table:table-cell table:formula="of:=[.B7]/194327" office:value-type="float" office:value="0.086138313255492" calcext:value-type="float">
            <text:p>0,086138313255492</text:p>
          </table:table-cell>
          <table:table-cell table:formula="of:=[.C7]/191419" office:value-type="float" office:value="0.101891661747266" calcext:value-type="float">
            <text:p>0,101891661747266</text:p>
          </table:table-cell>
          <table:table-cell table:formula="of:=[.D7]/192529" office:value-type="float" office:value="0.0929885887320871" calcext:value-type="float">
            <text:p>0,092988588732087</text:p>
          </table:table-cell>
          <table:table-cell office:value-type="float" office:value="180" calcext:value-type="float">
            <text:p>180</text:p>
          </table:table-cell>
          <table:table-cell table:formula="of:=SUM([.F7:.H7])/3" office:value-type="float" office:value="0.0936728545782819" calcext:value-type="float">
            <text:p>0,093672854578282</text:p>
          </table:table-cell>
        </table:table-row>
        <table:table-row table:style-name="ro1">
          <table:table-cell office:value-type="string" calcext:value-type="string">
            <text:p>4 мин </text:p>
          </table:table-cell>
          <table:table-cell office:value-type="float" office:value="16523" calcext:value-type="float">
            <text:p>16523</text:p>
          </table:table-cell>
          <table:table-cell office:value-type="float" office:value="19125" calcext:value-type="float">
            <text:p>19125</text:p>
          </table:table-cell>
          <table:table-cell office:value-type="float" office:value="16625" calcext:value-type="float">
            <text:p>16625</text:p>
          </table:table-cell>
          <table:table-cell/>
          <table:table-cell table:formula="of:=[.B8]/194327" office:value-type="float" office:value="0.0850267847494172" calcext:value-type="float">
            <text:p>0,085026784749417</text:p>
          </table:table-cell>
          <table:table-cell table:formula="of:=[.C8]/191419" office:value-type="float" office:value="0.0999117120035106" calcext:value-type="float">
            <text:p>0,099911712003511</text:p>
          </table:table-cell>
          <table:table-cell table:formula="of:=[.D8]/192529" office:value-type="float" office:value="0.0863506276976456" calcext:value-type="float">
            <text:p>0,086350627697646</text:p>
          </table:table-cell>
          <table:table-cell office:value-type="float" office:value="240" calcext:value-type="float">
            <text:p>240</text:p>
          </table:table-cell>
          <table:table-cell table:formula="of:=SUM([.F8:.H8])/3" office:value-type="float" office:value="0.0904297081501911" calcext:value-type="float">
            <text:p>0,090429708150191</text:p>
          </table:table-cell>
        </table:table-row>
        <table:table-row table:style-name="ro1">
          <table:table-cell office:value-type="string" calcext:value-type="string">
            <text:p>5 мин</text:p>
          </table:table-cell>
          <table:table-cell office:value-type="float" office:value="21272" calcext:value-type="float">
            <text:p>21272</text:p>
          </table:table-cell>
          <table:table-cell office:value-type="float" office:value="20110" calcext:value-type="float">
            <text:p>20110</text:p>
          </table:table-cell>
          <table:table-cell office:value-type="float" office:value="19049" calcext:value-type="float">
            <text:p>19049</text:p>
          </table:table-cell>
          <table:table-cell/>
          <table:table-cell table:formula="of:=[.B9]/194327" office:value-type="float" office:value="0.109464973987145" calcext:value-type="float">
            <text:p>0,109464973987145</text:p>
          </table:table-cell>
          <table:table-cell table:formula="of:=[.C9]/191419" office:value-type="float" office:value="0.105057491680554" calcext:value-type="float">
            <text:p>0,105057491680554</text:p>
          </table:table-cell>
          <table:table-cell table:formula="of:=[.D9]/192529" office:value-type="float" office:value="0.0989409387676662" calcext:value-type="float">
            <text:p>0,098940938767666</text:p>
          </table:table-cell>
          <table:table-cell office:value-type="float" office:value="300" calcext:value-type="float">
            <text:p>300</text:p>
          </table:table-cell>
          <table:table-cell table:formula="of:=SUM([.F9:.H9])/3" office:value-type="float" office:value="0.104487801478455" calcext:value-type="float">
            <text:p>0,104487801478455</text:p>
          </table:table-cell>
        </table:table-row>
        <table:table-row table:style-name="ro1">
          <table:table-cell office:value-type="string" calcext:value-type="string">
            <text:p>7.5 мин</text:p>
          </table:table-cell>
          <table:table-cell office:value-type="float" office:value="19144" calcext:value-type="float">
            <text:p>19144</text:p>
          </table:table-cell>
          <table:table-cell office:value-type="float" office:value="14472" calcext:value-type="float">
            <text:p>14472</text:p>
          </table:table-cell>
          <table:table-cell office:value-type="float" office:value="13601" calcext:value-type="float">
            <text:p>13601</text:p>
          </table:table-cell>
          <table:table-cell/>
          <table:table-cell table:formula="of:=[.B10]/194327" office:value-type="float" office:value="0.0985143598161861" calcext:value-type="float">
            <text:p>0,098514359816186</text:p>
          </table:table-cell>
          <table:table-cell table:formula="of:=[.C10]/191419" office:value-type="float" office:value="0.0756037801890095" calcext:value-type="float">
            <text:p>0,07560378018901</text:p>
          </table:table-cell>
          <table:table-cell table:formula="of:=[.D10]/192529" office:value-type="float" office:value="0.0706439029964317" calcext:value-type="float">
            <text:p>0,070643902996432</text:p>
          </table:table-cell>
          <table:table-cell office:value-type="float" office:value="390" calcext:value-type="float">
            <text:p>390</text:p>
          </table:table-cell>
          <table:table-cell table:formula="of:=SUM([.F10:.H10])/3" office:value-type="float" office:value="0.0815873476672091" calcext:value-type="float">
            <text:p>0,081587347667209</text:p>
          </table:table-cell>
        </table:table-row>
        <table:table-row table:style-name="ro1">
          <table:table-cell office:value-type="string" calcext:value-type="string">
            <text:p>10 мин</text:p>
          </table:table-cell>
          <table:table-cell office:value-type="float" office:value="20508" calcext:value-type="float">
            <text:p>20508</text:p>
          </table:table-cell>
          <table:table-cell office:value-type="float" office:value="19546" calcext:value-type="float">
            <text:p>19546</text:p>
          </table:table-cell>
          <table:table-cell office:value-type="float" office:value="23305" calcext:value-type="float">
            <text:p>23305</text:p>
          </table:table-cell>
          <table:table-cell/>
          <table:table-cell table:formula="of:=[.B11]/194327" office:value-type="float" office:value="0.105533456493436" calcext:value-type="float">
            <text:p>0,105533456493436</text:p>
          </table:table-cell>
          <table:table-cell table:formula="of:=[.C11]/191419" office:value-type="float" office:value="0.102111075703039" calcext:value-type="float">
            <text:p>0,102111075703039</text:p>
          </table:table-cell>
          <table:table-cell table:formula="of:=[.D11]/192529" office:value-type="float" office:value="0.121046699458263" calcext:value-type="float">
            <text:p>0,121046699458263</text:p>
          </table:table-cell>
          <table:table-cell office:value-type="float" office:value="600" calcext:value-type="float">
            <text:p>600</text:p>
          </table:table-cell>
          <table:table-cell table:formula="of:=SUM([.F11:.H11])/3" office:value-type="float" office:value="0.109563743884913" calcext:value-type="float">
            <text:p>0,109563743884913</text:p>
          </table:table-cell>
        </table:table-row>
        <table:table-row table:style-name="ro1">
          <table:table-cell office:value-type="string" calcext:value-type="string">
            <text:p><text:s/>15 мин</text:p>
          </table:table-cell>
          <table:table-cell office:value-type="float" office:value="22754" calcext:value-type="float">
            <text:p>22754</text:p>
          </table:table-cell>
          <table:table-cell office:value-type="float" office:value="19557" calcext:value-type="float">
            <text:p>19557</text:p>
          </table:table-cell>
          <table:table-cell office:value-type="float" office:value="20165" calcext:value-type="float">
            <text:p>20165</text:p>
          </table:table-cell>
          <table:table-cell/>
          <table:table-cell table:formula="of:=[.B12]/194327" office:value-type="float" office:value="0.117091294570492" calcext:value-type="float">
            <text:p>0,117091294570492</text:p>
          </table:table-cell>
          <table:table-cell table:formula="of:=[.C12]/191419" office:value-type="float" office:value="0.102168541262884" calcext:value-type="float">
            <text:p>0,102168541262884</text:p>
          </table:table-cell>
          <table:table-cell table:formula="of:=[.D12]/192529" office:value-type="float" office:value="0.104737468121686" calcext:value-type="float">
            <text:p>0,104737468121686</text:p>
          </table:table-cell>
          <table:table-cell office:value-type="float" office:value="900" calcext:value-type="float">
            <text:p>900</text:p>
          </table:table-cell>
          <table:table-cell table:formula="of:=SUM([.F12:.H12])/3" office:value-type="float" office:value="0.107999101318354" calcext:value-type="float">
            <text:p>0,1079991013183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2:.B13])" office:value-type="float" office:value="194327" calcext:value-type="float">
            <text:p>194327</text:p>
          </table:table-cell>
          <table:table-cell table:formula="of:=SUM([.C2:.C13])" office:value-type="float" office:value="191419" calcext:value-type="float">
            <text:p>191419</text:p>
          </table:table-cell>
          <table:table-cell table:formula="of:=SUM([.D2:.D13])" office:value-type="float" office:value="192529" calcext:value-type="float">
            <text:p>192529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 style:data-style-name="N2" text:time-value="13:29:02.0238901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9:55:08.332000000</meta:creation-date>
    <dc:date>2021-02-18T14:08:38.209958562</dc:date>
    <meta:editing-duration>PT36M22S</meta:editing-duration>
    <meta:editing-cycles>3</meta:editing-cycles>
    <meta:generator>LibreOffice/6.1.5.2$Linux_X86_64 LibreOffice_project/10$Build-2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03cm" svg:y="4.203cm" style:legend-expansion="high" chart:style-name="ch2"/>
        <chart:plot-area chart:style-name="ch3" table:cell-range-address="Лист1.I2:Лист1.J12" svg:x="0.264cm" svg:y="0.179cm" svg:width="12.964cm" svg:height="8.645cm">
          <chartooo:coordinate-region svg:x="1.176cm" svg:y="0.379cm" svg:width="11.6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J2:Лист1.J12" chart:class="chart:scatter">
            <chart:domain table:cell-range-address="Лист1.I2:Лист1.I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Лист1.I2:Лист1.I12</svg:desc>
                </draw:g>
              </table:table-cell>
              <table:table-cell office:value-type="float" office:value="0.0674524933918464">
                <text:p>0.0674524933918464</text:p>
                <draw:g>
                  <svg:desc>Лист1.J2:Лист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714954055819485">
                <text:p>0.0714954055819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0964785157007067">
                <text:p>0.0964785157007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862887302926449">
                <text:p>0.0862887302926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905442979554493">
                <text:p>0.0905442979554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0936728545782819">
                <text:p>0.0936728545782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0904297081501911">
                <text:p>0.090429708150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0.104487801478455">
                <text:p>0.104487801478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">
                <text:p>390</text:p>
              </table:table-cell>
              <table:table-cell office:value-type="float" office:value="0.0815873476672091">
                <text:p>0.0815873476672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109563743884913">
                <text:p>0.109563743884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107999101318354">
                <text:p>0.107999101318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